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5mm"/>
    </style:style>
    <style:style style:name="co2" style:family="table-column">
      <style:table-column-properties fo:break-before="auto" style:column-width="99.66mm"/>
    </style:style>
    <style:style style:name="co3" style:family="table-column">
      <style:table-column-properties fo:break-before="auto" style:column-width="95.39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198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999999"/>
    </style:style>
    <style:style style:name="ce6" style:family="table-cell" style:parent-style-name="Default">
      <style:text-properties fo:color="#2e3436" style:font-name="Liberation Sans" fo:font-size="10pt" fo:language="es" fo:country="ES" style:font-name-asian="Noto Sans CJK SC Regular" style:font-size-asian="10pt" style:language-asian="zh" style:country-asian="CN" style:font-name-complex="Lohit Devanagari" style:font-size-complex="10pt" style:language-complex="hi" style:country-complex="IN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729fcf" fo:padding-bottom="0.35mm" fo:padding-left="2.5mm" fo:padding-right="0.35mm" fo:padding-top="0.35m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4000" fo:padding-bottom="0.35mm" fo:padding-left="2.5mm" fo:padding-right="0.35mm" fo:padding-top="0.35mm"/>
    </style:style>
    <style:style style:name="ce14" style:family="table-cell" style:parent-style-name="Default">
      <style:table-cell-properties fo:padding-bottom="0.35mm" fo:padding-left="2.5mm" fo:padding-right="0.35mm" fo:padding-top="0.35mm"/>
    </style:style>
    <style:style style:name="ce15" style:family="table-cell" style:parent-style-name="Default">
      <style:table-cell-properties fo:background-color="#ff4000" fo:padding-bottom="0.35mm" fo:padding-left="2.5mm" fo:padding-right="0.35mm" fo:padding-top="0.35mm"/>
      <style:text-properties fo:color="#000000"/>
    </style:style>
    <style:style style:name="ce16" style:family="table-cell" style:parent-style-name="Default">
      <style:table-cell-properties fo:background-color="transparent" fo:padding-bottom="0.35mm" fo:padding-left="2.5mm" fo:padding-right="0.35mm" fo:padding-top="0.35mm"/>
      <style:text-properties style:use-window-font-color="true"/>
    </style:style>
    <style:style style:name="T1" style:family="text">
      <style:text-properties style:letter-kerning="true" style:font-relief="none" style:font-style-complex="normal" style:font-weight-complex="normal" style:font-size-complex="10pt" style:font-name-complex="Lohit Devanagari" style:language-complex="hi" style:country-complex="IN" fo:language="es" fo:country="ES" fo:text-shadow="none" fo:font-style="normal" style:text-underline-style="none" style:text-underline-color="font-color" style:text-position="0% 100%" style:font-style-asian="normal" fo:letter-spacing="normal" style:text-scale="100%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_zynaptik-3 - MID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/>
          <table:table-cell table:style-name="ce12" office:value-type="string" calcext:value-type="string">
            <text:p>Supplier and ref</text:p>
          </table:table-cell>
          <table:table-cell table:style-name="ce1" table:number-columns-repeated="1017"/>
        </table:table-row>
        <table:table-row table:style-name="ro2" table:visibility="collapse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IC 74LS14</text:p>
          </table:table-cell>
          <table:table-cell table:style-name="ce2" office:value-type="string" calcext:value-type="string">
            <text:p>SOIC-14_3.9x8.7mm_P1.27mm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3" office:value-type="string" calcext:value-type="string">
            <text:p>https://www.digikey.es/product-detail/en/texas-instruments/SN74LS14DR/296-1212-2-ND/2768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IC 74LS14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office:value-type="string" calcext:value-type="string">
            <text:p><text:a xlink:href="https://www.digikey.es/en/products/detail/texas-instruments/SN74LS14D/277288" xlink:type="simple">https://www.digikey.es/en/products/detail/texas-instruments/SN74LS14D/277288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,C4</text:p>
          </table:table-cell>
          <table:table-cell office:value-type="string" calcext:value-type="string">
            <text:p>Ceramic Capacitor 100n (0.1 uF), 16V, 10%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igikey.es/product-detail/en/kemet/C0805C104K4RACAUTO/399-C0805C104K4RACAUTOTR-ND/106423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Ceramic Capacitor 100n (0.1 uF), 16V, 10%</text:p>
          </table:table-cell>
          <table:table-cell office:value-type="string" calcext:value-type="string">
            <text:p>C_0805_2012Metr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n’t M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Diode Shotky 40V, 1A <text:s/>(1N5819, <text:s/>MBR160HW or equivalent)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igikey.es/en/products/detail/smc-diode-solutions/MBR160HW/6022529" xlink:type="simple">https://www.digikey.es/en/products/detail/smc-diode-solutions/MBR160HW/6022529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DI-1,MIDI-2,MIDI-3</text:p>
          </table:table-cell>
          <table:table-cell office:value-type="string" calcext:value-type="string">
            <text:p>Connector JST-SH: 4 pins, P1mm, Vertical</text:p>
          </table:table-cell>
          <table:table-cell office:value-type="string" calcext:value-type="string">
            <text:p>JST_SH_BM04B-SRSS-TB_1x04-1MP_P1.00mm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es.aliexpress.com/item/1005001783096367.html" xlink:type="simple">https://es.aliexpress.com/item/1005001783096367.html</text:a>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<text:span text:style-name="T1">CTR-1,CTRL-1,CTRL-3,CTRL-4</text:span></text:p>
          </table:table-cell>
          <table:table-cell office:value-type="string" calcext:value-type="string">
            <text:p>Connector JST-SH: 4 pins, P1mm, Vertical</text:p>
          </table:table-cell>
          <table:table-cell office:value-type="string" calcext:value-type="string">
            <text:p>JST_SH_BM04B-SRSS-TB_1x04-1MP_P1.00mm_Vert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n’t M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Resistor 100, thick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igikey.es/en/products/detail/koa-speer-electronics-inc/SG73P2ATTD1000F/10188415" xlink:type="simple">https://www.digikey.es/en/products/detail/koa-speer-electronics-inc/SG73P2ATTD1000F/10188415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Resistor 470, thick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igikey.es/en/products/detail/koa-speer-electronics-inc/RK73H2ARTTD4700F/12548623" xlink:type="simple">https://www.digikey.es/en/products/detail/koa-speer-electronics-inc/RK73H2ARTTD4700F/12548623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 1K, thick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igikey.es/en/products/detail/koa-speer-electronics-inc/RK73H2ARTTD1001F/12548585" xlink:type="simple">https://www.digikey.es/en/products/detail/koa-speer-electronics-inc/RK73H2ARTTD1001F/12548585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BPi-1</text:p>
          </table:table-cell>
          <table:table-cell office:value-type="string" calcext:value-type="string">
            <text:p>PinHeader 2x20 pins, P2.54mm</text:p>
          </table:table-cell>
          <table:table-cell office:value-type="string" calcext:value-type="string">
            <text:p>PinHeader_2x2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Wa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ynaptik-1</text:p>
          </table:table-cell>
          <table:table-cell office:value-type="string" calcext:value-type="string">
            <text:p>PinHeader 2x20 pins, P2.54mm</text:p>
          </table:table-cell>
          <table:table-cell office:value-type="string" calcext:value-type="string">
            <text:p>PinHeader_2x20_P2.54mm_Vert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n’t M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4,R7</text:p>
          </table:table-cell>
          <table:table-cell office:value-type="string" calcext:value-type="string">
            <text:p>Resistor 332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igikey.es/product-detail/en/stackpole-electronics-inc/RNCP0805FTD332R/RNCP0805FTD332RTR-ND/22402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5,R8</text:p>
          </table:table-cell>
          <table:table-cell office:value-type="string" calcext:value-type="string">
            <text:p>Resistor 10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igikey.es/product-detail/en/stackpole-electronics-inc/RNCP0805FTD10R0/RNCP0805FTD10R0TR-ND/224019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6,R9</text:p>
          </table:table-cell>
          <table:table-cell office:value-type="string" calcext:value-type="string">
            <text:p>Resistor 33.2, thin film, 1%, 1/4W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igikey.es/product-detail/en/stackpole-electronics-inc/RNCP0805FTD33R2/RNCP0805FTD33R2TR-ND/22402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,C3</text:p>
          </table:table-cell>
          <table:table-cell office:value-type="string" calcext:value-type="string">
            <text:p>Ceramic Capacitor 1uF, 16V, 10%</text:p>
          </table:table-cell>
          <table:table-cell office:value-type="string" calcext:value-type="string">
            <text:p>C_0805_2012Metric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Don’t M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Diode 1N4148</text:p>
          </table:table-cell>
          <table:table-cell office:value-type="string" calcext:value-type="string">
            <text:p>D_SOD-323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igikey.es/product-detail/en/smc-diode-solutions/1N4148WSTR/1655-1359-2-ND/6022449</text:p>
          </table:table-cell>
          <table:table-cell table:number-columns-repeated="1017"/>
        </table:table-row>
        <table:table-row table:style-name="ro2" table:visibility="collapse">
          <table:table-cell table:style-name="ce2" office:value-type="string" calcext:value-type="string">
            <text:p>FB1,FB2</text:p>
          </table:table-cell>
          <table:table-cell table:style-name="ce2" office:value-type="string" calcext:value-type="string">
            <text:p>Ferrite Bead MMZ2012Y152B</text:p>
          </table:table-cell>
          <table:table-cell table:style-name="ce2" office:value-type="string" calcext:value-type="string">
            <text:p>R_0805_2012Metric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5" office:value-type="string" calcext:value-type="string">
            <text:p>https://www.digikey.es/product-detail/en/tdk-corporation/MMZ2012Y152BTD25/445-172871-2-ND/5040294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FB1,FB2</text:p>
          </table:table-cell>
          <table:table-cell table:style-name="ce3" office:value-type="string" calcext:value-type="string">
            <text:p>Ferrite Bead 742792097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16" office:value-type="string" calcext:value-type="string">
            <text:p>Don’t Mount</text:p>
          </table:table-cell>
          <table:table-cell table:style-name="ce3" table:number-columns-repeated="1017"/>
        </table:table-row>
        <table:table-row table:style-name="ro2">
          <table:table-cell office:value-type="string" calcext:value-type="string">
            <text:p>OC1</text:p>
          </table:table-cell>
          <table:table-cell office:value-type="string" calcext:value-type="string">
            <text:p>IC H11L1 (OptoCoupler)</text:p>
          </table:table-cell>
          <table:table-cell office:value-type="string" calcext:value-type="string">
            <text:p>DIP-6_W7.62mm_SMDSocket_SmallPads =&gt; SMD!!!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igikey.es/product-detail/en/everlight-electronics-co-ltd/H11L1S-TA/1080-1201-2-ND/26756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Resistor <text:s/>10K, thin film, 1%, 1/8W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igikey.es/product-detail/en/stackpole-electronics-inc/RNCP0603FTD10K0/RNCP0603FTD10K0TR-ND/22401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11,R12,R13,R14,R15</text:p>
          </table:table-cell>
          <table:table-cell office:value-type="string" calcext:value-type="string">
            <text:p>Resistor <text:s/>10K, thin film, 1%, 1/8W</text:p>
          </table:table-cell>
          <table:table-cell office:value-type="string" calcext:value-type="string">
            <text:p>R_0603_1608Metr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n’t M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IC ADS1115IDGSR</text:p>
          </table:table-cell>
          <table:table-cell office:value-type="string" calcext:value-type="string">
            <text:p>VSSOP-10_3x3mm_P0.5m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n’t M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IC MCP4728</text:p>
          </table:table-cell>
          <table:table-cell office:value-type="string" calcext:value-type="string">
            <text:p>MSOP-10_3x3mm_P0.5m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n’t M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P23017</text:p>
          </table:table-cell>
          <table:table-cell office:value-type="string" calcext:value-type="string">
            <text:p>IC MCP23017</text:p>
          </table:table-cell>
          <table:table-cell office:value-type="string" calcext:value-type="string">
            <text:p>SSOP-28_5.3x10.2mm_P0.65m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n’t M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Tantalum Capacitor 10uF, 16V, 10%</text:p>
          </table:table-cell>
          <table:table-cell office:value-type="string" calcext:value-type="string">
            <text:p>CP_EIA-3216-12_Kemet-S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Don’t Mount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3"/>
          <table:table-cell table:formula="of:=SUM([.D3:.D27])" office:value-type="float" office:value="20" calcext:value-type="float">
            <text:p>20</text:p>
          </table:table-cell>
          <table:table-cell table:number-columns-repeated="1019"/>
        </table:table-row>
        <table:table-row table:style-name="ro2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2:22:48.594334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14:04:23.960987563</dc:date>
    <meta:editing-duration>PT52M35S</meta:editing-duration>
    <meta:editing-cycles>10</meta:editing-cycles>
    <meta:generator>LibreOffice/6.1.6.3$Linux_X86_64 LibreOffice_project/10$Build-3</meta:generator>
    <meta:document-statistic meta:table-count="1" meta:cell-count="136" meta:object-count="0"/>
  </office:meta>
</office:document-meta>
</file>